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2.7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16" style:family="table-cell" style:parent-style-name="Default" style:data-style-name="N2">
      <style:table-cell-properties fo:background-color="#65c295"/>
    </style:style>
    <style:style style:name="ce17" style:family="table-cell" style:parent-style-name="Default" style:data-style-name="N2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4" table:default-cell-style-name="ce4"/>
        <table:table-column table:style-name="co9" table:number-columns-repeated="4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Highprecision means 16x16 where a DSP48 can have only one <text:s/>MAC and MLBlock requires 4clk to compute a step ==&gt; MACs = MACs/4</text:p>
          </table:table-cell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  <text:p>8x8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Utilization * MAC / Area</text:p>
            <text:p>16x16</text:p>
          </table:table-cell>
          <table:covered-table-cell table:number-columns-repeated="3"/>
        </table:table-row>
        <table:table-row table:style-name="ro2">
          <table:covered-table-cell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heuristic</text:p>
          </table:table-cell>
          <table:table-cell table:style-name="ce10" table:formula="of:=12" office:value-type="float" office:value="12" calcext:value-type="float">
            <text:p>12</text:p>
          </table:table-cell>
          <table:table-cell office:value-type="float" office:value="0.84178" calcext:value-type="float">
            <text:p>0.84178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74951" calcext:value-type="float">
            <text:p>0.74951</text:p>
          </table:table-cell>
          <table:table-cell office:value-type="float" office:value="0.88241" calcext:value-type="float">
            <text:p>0.88241</text:p>
          </table:table-cell>
          <table:table-cell office:value-type="float" office:value="10377.562" calcext:value-type="float">
            <text:p>10377.562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5455865" calcext:value-type="float">
            <text:p>35455865</text:p>
          </table:table-cell>
          <table:table-cell/>
          <table:table-cell table:formula="of:=[.B3]*[.C3]/[.G3]" office:value-type="float" office:value="0.00097338469285946" calcext:value-type="float">
            <text:p>0.0010</text:p>
          </table:table-cell>
          <table:table-cell table:formula="of:=[.B3]*[.D3]/[.G3]" office:value-type="float" office:value="0.00114599170787898" calcext:value-type="float">
            <text:p>0.0011</text:p>
          </table:table-cell>
          <table:table-cell table:formula="of:=[.B3]*[.E3]/[.G3]" office:value-type="float" office:value="0.000866689112529513" calcext:value-type="float">
            <text:p>0.0009</text:p>
          </table:table-cell>
          <table:table-cell table:formula="of:=[.B3]*[.F3]/[.G3]" office:value-type="float" office:value="0.00102036682604257" calcext:value-type="float">
            <text:p>0.0010</text:p>
          </table:table-cell>
          <table:table-cell table:formula="of:=[.K3]/4" office:value-type="float" office:value="0.000243346173214865" calcext:value-type="float">
            <text:p>0.000243346173215</text:p>
          </table:table-cell>
          <table:table-cell table:formula="of:=[.L3]/4" office:value-type="float" office:value="0.000286497926969745" calcext:value-type="float">
            <text:p>0.00028649792697</text:p>
          </table:table-cell>
          <table:table-cell table:formula="of:=[.M3]/4" office:value-type="float" office:value="0.000216672278132378" calcext:value-type="float">
            <text:p>0.000216672278132</text:p>
          </table:table-cell>
          <table:table-cell table:formula="of:=[.N3]/4" office:value-type="float" office:value="0.000255091706510643" calcext:value-type="float">
            <text:p>0.000255091706511</text:p>
          </table:table-cell>
        </table:table-row>
        <table:table-row table:style-name="ro3">
          <table:covered-table-cell/>
          <table:table-cell table:formula="of:=9" office:value-type="float" office:value="9" calcext:value-type="float">
            <text:p>9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58298" calcext:value-type="float">
            <text:p>0.58298</text:p>
          </table:table-cell>
          <table:table-cell office:value-type="float" office:value="0.8554" calcext:value-type="float">
            <text:p>0.8554</text:p>
          </table:table-cell>
          <table:table-cell office:value-type="float" office:value="8642.746" calcext:value-type="float">
            <text:p>8642.746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0582258" calcext:value-type="float">
            <text:p>30582258</text:p>
          </table:table-cell>
          <table:table-cell/>
          <table:table-cell table:formula="of:=[.B4]*[.C4]/[.G4]" office:value-type="float" office:value="0.000871389718036374" calcext:value-type="float">
            <text:p>0.0009</text:p>
          </table:table-cell>
          <table:table-cell table:formula="of:=[.B4]*[.D4]/[.G4]" office:value-type="float" office:value="0.00101597918069095" calcext:value-type="float">
            <text:p>0.0010</text:p>
          </table:table-cell>
          <table:table-cell table:formula="of:=[.B4]*[.E4]/[.G4]" office:value-type="float" office:value="0.000607077889365255" calcext:value-type="float">
            <text:p>0.0006</text:p>
          </table:table-cell>
          <table:table-cell table:formula="of:=[.B4]*[.F4]/[.G4]" office:value-type="float" office:value="0.000890758562151427" calcext:value-type="float">
            <text:p>0.0009</text:p>
          </table:table-cell>
          <table:table-cell table:formula="of:=[.K4]/4" office:value-type="float" office:value="0.000217847429509094" calcext:value-type="float">
            <text:p>0.000217847429509</text:p>
          </table:table-cell>
          <table:table-cell table:formula="of:=[.L4]/4" office:value-type="float" office:value="0.000253994795172738" calcext:value-type="float">
            <text:p>0.000253994795173</text:p>
          </table:table-cell>
          <table:table-cell table:formula="of:=[.M4]/4" office:value-type="float" office:value="0.000151769472341314" calcext:value-type="float">
            <text:p>0.000151769472341</text:p>
          </table:table-cell>
          <table:table-cell table:formula="of:=[.N4]/4" office:value-type="float" office:value="0.000222689640537857" calcext:value-type="float">
            <text:p>0.000222689640538</text:p>
          </table:table-cell>
        </table:table-row>
        <table:table-row table:style-name="ro3">
          <table:covered-table-cell/>
          <table:table-cell table:formula="of:=6" office:value-type="float" office:value="6" calcext:value-type="float">
            <text:p>6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87446" calcext:value-type="float">
            <text:p>0.87446</text:p>
          </table:table-cell>
          <table:table-cell office:value-type="float" office:value="0.92524" calcext:value-type="float">
            <text:p>0.92524</text:p>
          </table:table-cell>
          <table:table-cell office:value-type="float" office:value="5776.301" calcext:value-type="float">
            <text:p>5776.301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824339" calcext:value-type="float">
            <text:p>19824339</text:p>
          </table:table-cell>
          <table:table-cell/>
          <table:table-cell table:formula="of:=[.B5]*[.C5]/[.G5]" office:value-type="float" office:value="0.000929006296590153" calcext:value-type="float">
            <text:p>0.0009</text:p>
          </table:table-cell>
          <table:table-cell table:formula="of:=[.B5]*[.D5]/[.G5]" office:value-type="float" office:value="0.00102943042614988" calcext:value-type="float">
            <text:p>0.0010</text:p>
          </table:table-cell>
          <table:table-cell table:formula="of:=[.B5]*[.E5]/[.G5]" office:value-type="float" office:value="0.00090832524136121" calcext:value-type="float">
            <text:p>0.0009</text:p>
          </table:table-cell>
          <table:table-cell table:formula="of:=[.B5]*[.F5]/[.G5]" office:value-type="float" office:value="0.00096107180010183" calcext:value-type="float">
            <text:p>0.0010</text:p>
          </table:table-cell>
          <table:table-cell table:formula="of:=[.K5]/4" office:value-type="float" office:value="0.000232251574147538" calcext:value-type="float">
            <text:p>0.000232251574148</text:p>
          </table:table-cell>
          <table:table-cell table:formula="of:=[.L5]/4" office:value-type="float" office:value="0.000257357606537471" calcext:value-type="float">
            <text:p>0.000257357606537</text:p>
          </table:table-cell>
          <table:table-cell table:formula="of:=[.M5]/4" office:value-type="float" office:value="0.000227081310340303" calcext:value-type="float">
            <text:p>0.00022708131034</text:p>
          </table:table-cell>
          <table:table-cell table:formula="of:=[.N5]/4" office:value-type="float" office:value="0.000240267950025457" calcext:value-type="float">
            <text:p>0.000240267950025</text:p>
          </table:table-cell>
        </table:table-row>
        <table:table-row table:style-name="ro3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6]*[.C6]/[.G6]" office:value-type="float" office:value="0.000277435992048684" calcext:value-type="float">
            <text:p>0.0003</text:p>
          </table:table-cell>
          <table:table-cell table:formula="of:=[.B6]*[.D6]/[.G6]" office:value-type="float" office:value="0.000277435992048684" calcext:value-type="float">
            <text:p>0.0003</text:p>
          </table:table-cell>
          <table:table-cell table:formula="of:=[.B6]*[.E6]/[.G6]" office:value-type="float" office:value="0.000277435992048684" calcext:value-type="float">
            <text:p>0.0003</text:p>
          </table:table-cell>
          <table:table-cell table:formula="of:=[.B6]*[.F6]/[.G6]" office:value-type="float" office:value="0.000277435992048684" calcext:value-type="float">
            <text:p>0.0003</text:p>
          </table:table-cell>
          <table:table-cell table:formula="of:=[.K6]/2" office:value-type="float" office:value="0.000138717996024342" calcext:value-type="float">
            <text:p>0.000138717996024</text:p>
          </table:table-cell>
          <table:table-cell table:formula="of:=[.L6]/2" office:value-type="float" office:value="0.000138717996024342" calcext:value-type="float">
            <text:p>0.000138717996024</text:p>
          </table:table-cell>
          <table:table-cell table:formula="of:=[.M6]/2" office:value-type="float" office:value="0.000138717996024342" calcext:value-type="float">
            <text:p>0.000138717996024</text:p>
          </table:table-cell>
          <table:table-cell table:formula="of:=[.N6]/2" office:value-type="float" office:value="0.000138717996024342" calcext:value-type="float">
            <text:p>0.000138717996024</text:p>
          </table:table-cell>
        </table:table-row>
        <table:table-row table:style-name="ro3">
          <table:table-cell table:style-name="ce2" table:number-columns-spanned="1" table:number-rows-spanned="3"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/>
          <table:table-cell table:number-columns-repeated="9"/>
          <table:table-cell table:style-name="Default" table:number-columns-repeated="4"/>
          <table:table-cell table:number-columns-repeated="4"/>
        </table:table-row>
        <table:table-row table:style-name="ro3">
          <table:covered-table-cell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  <table:table-cell table:number-columns-repeated="4"/>
        </table:table-row>
        <table:table-row table:style-name="ro3">
          <table:table-cell table:style-name="Default" table:number-columns-repeated="9"/>
          <table:table-cell/>
          <table:table-cell table:style-name="ce16" table:formula="of:=[.K3]/[.K6]" office:value-type="float" office:value="3.50850185540689" calcext:value-type="float">
            <text:p>3.51</text:p>
          </table:table-cell>
          <table:table-cell table:style-name="ce16" table:formula="of:=[.L3]/[.L6]" office:value-type="float" office:value="4.13065262158877" calcext:value-type="float">
            <text:p>4.13</text:p>
          </table:table-cell>
          <table:table-cell table:style-name="ce16" table:formula="of:=[.M3]/[.M6]" office:value-type="float" office:value="3.12392457132032" calcext:value-type="float">
            <text:p>3.12</text:p>
          </table:table-cell>
          <table:table-cell table:style-name="ce16" table:formula="of:=[.N3]/[.N6]" office:value-type="float" office:value="3.67784590062676" calcext:value-type="float">
            <text:p>3.68</text:p>
          </table:table-cell>
          <table:table-cell table:style-name="ce17" table:formula="of:=[.O3]/[.O6]" office:value-type="float" office:value="1.75425092770344" calcext:value-type="float">
            <text:p>1.75</text:p>
          </table:table-cell>
          <table:table-cell table:style-name="ce17" table:formula="of:=[.P3]/[.P6]" office:value-type="float" office:value="2.06532631079438" calcext:value-type="float">
            <text:p>2.07</text:p>
          </table:table-cell>
          <table:table-cell table:style-name="ce17" table:formula="of:=[.Q3]/[.Q6]" office:value-type="float" office:value="1.56196228566016" calcext:value-type="float">
            <text:p>1.56</text:p>
          </table:table-cell>
          <table:table-cell table:style-name="ce17" table:formula="of:=[.R3]/[.R6]" office:value-type="float" office:value="1.83892295031338" calcext:value-type="float">
            <text:p>1.84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16" table:formula="of:=[.K4]/[.K6]" office:value-type="float" office:value="3.14086759833044" calcext:value-type="float">
            <text:p>3.14</text:p>
          </table:table-cell>
          <table:table-cell table:style-name="ce16" table:formula="of:=[.L4]/[.L6]" office:value-type="float" office:value="3.66203091815379" calcext:value-type="float">
            <text:p>3.66</text:p>
          </table:table-cell>
          <table:table-cell table:style-name="ce16" table:formula="of:=[.M4]/[.M6]" office:value-type="float" office:value="2.18817279215425" calcext:value-type="float">
            <text:p>2.19</text:p>
          </table:table-cell>
          <table:table-cell table:style-name="ce16" table:formula="of:=[.N4]/[.N6]" office:value-type="float" office:value="3.21068133796828" calcext:value-type="float">
            <text:p>3.21</text:p>
          </table:table-cell>
          <table:table-cell table:style-name="ce17" table:formula="of:=[.O4]/[.O6]" office:value-type="float" office:value="1.57043379916522" calcext:value-type="float">
            <text:p>1.57</text:p>
          </table:table-cell>
          <table:table-cell table:style-name="ce17" table:formula="of:=[.P4]/[.P6]" office:value-type="float" office:value="1.8310154590769" calcext:value-type="float">
            <text:p>1.83</text:p>
          </table:table-cell>
          <table:table-cell table:style-name="ce17" table:formula="of:=[.Q4]/[.Q6]" office:value-type="float" office:value="1.09408639607713" calcext:value-type="float">
            <text:p>1.09</text:p>
          </table:table-cell>
          <table:table-cell table:style-name="ce17" table:formula="of:=[.R4]/[.R6]" office:value-type="float" office:value="1.60534066898414" calcext:value-type="float">
            <text:p>1.61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16" table:formula="of:=[.K5]/[.K6]" office:value-type="float" office:value="3.34854281064993" calcext:value-type="float">
            <text:p>3.35</text:p>
          </table:table-cell>
          <table:table-cell table:style-name="ce16" table:formula="of:=[.L5]/[.L6]" office:value-type="float" office:value="3.71051505807956" calcext:value-type="float">
            <text:p>3.71</text:p>
          </table:table-cell>
          <table:table-cell table:style-name="ce16" table:formula="of:=[.M5]/[.M6]" office:value-type="float" office:value="3.27399929134579" calcext:value-type="float">
            <text:p>3.27</text:p>
          </table:table-cell>
          <table:table-cell table:style-name="ce16" table:formula="of:=[.N5]/[.N6]" office:value-type="float" office:value="3.46412083380004" calcext:value-type="float">
            <text:p>3.46</text:p>
          </table:table-cell>
          <table:table-cell table:style-name="ce17" table:formula="of:=[.O5]/[.O6]" office:value-type="float" office:value="1.67427140532496" calcext:value-type="float">
            <text:p>1.67</text:p>
          </table:table-cell>
          <table:table-cell table:style-name="ce17" table:formula="of:=[.P5]/[.P6]" office:value-type="float" office:value="1.85525752903978" calcext:value-type="float">
            <text:p>1.86</text:p>
          </table:table-cell>
          <table:table-cell table:style-name="ce17" table:formula="of:=[.Q5]/[.Q6]" office:value-type="float" office:value="1.6369996456729" calcext:value-type="float">
            <text:p>1.64</text:p>
          </table:table-cell>
          <table:table-cell table:style-name="ce17" table:formula="of:=[.R5]/[.R6]" office:value-type="float" office:value="1.73206041690002" calcext:value-type="float">
            <text:p>1.73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16" table:formula="of:=[.K6]/[.K6]" office:value-type="float" office:value="1" calcext:value-type="float">
            <text:p>1.00</text:p>
          </table:table-cell>
          <table:table-cell table:style-name="ce16" table:formula="of:=[.L6]/[.L6]" office:value-type="float" office:value="1" calcext:value-type="float">
            <text:p>1.00</text:p>
          </table:table-cell>
          <table:table-cell table:style-name="ce16" table:formula="of:=[.M6]/[.M6]" office:value-type="float" office:value="1" calcext:value-type="float">
            <text:p>1.00</text:p>
          </table:table-cell>
          <table:table-cell table:style-name="ce16" table:formula="of:=[.N6]/[.N6]" office:value-type="float" office:value="1" calcext:value-type="float">
            <text:p>1.00</text:p>
          </table:table-cell>
          <table:table-cell table:style-name="ce17" table:formula="of:=[.O6]/[.O6]" office:value-type="float" office:value="1" calcext:value-type="float">
            <text:p>1.00</text:p>
          </table:table-cell>
          <table:table-cell table:style-name="ce17" table:formula="of:=[.P6]/[.P6]" office:value-type="float" office:value="1" calcext:value-type="float">
            <text:p>1.00</text:p>
          </table:table-cell>
          <table:table-cell table:style-name="ce17" table:formula="of:=[.Q6]/[.Q6]" office:value-type="float" office:value="1" calcext:value-type="float">
            <text:p>1.00</text:p>
          </table:table-cell>
          <table:table-cell table:style-name="ce17" table:formula="of:=[.R6]/[.R6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8:40:04.225932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09T19:15:50.491606417</dc:date>
    <meta:editing-duration>PT36M8S</meta:editing-duration>
    <meta:editing-cycles>8</meta:editing-cycles>
    <meta:generator>LibreOffice/6.0.7.3$Linux_X86_64 LibreOffice_project/00m0$Build-3</meta:generator>
    <meta:document-statistic meta:table-count="1" meta:cell-count="114" meta:object-count="0"/>
  </office:meta>
</office:document-meta>
</file>